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120.37mm"/>
    </style:style>
    <style:style style:name="ro1" style:family="table-row">
      <style:table-row-properties style:row-height="6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fo:background-color="#ff4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ixel Map Template" table:style-name="ta1">
        <table:table-column table:style-name="co1" table:number-columns-repeated="21" table:default-cell-style-name="Default"/>
        <table:table-column table:style-name="co2" table:default-cell-style-name="Default"/>
        <table:table-column table:style-name="co1" table:number-columns-repeated="100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9" table:style-name="ce2" office:value-type="float" office:value="-1" calcext:value-type="float">
            <text:p>-1</text:p>
          </table:table-cell>
          <table:table-cell/>
          <table:table-cell table:formula="of:=COM.MICROSOFT.CONCAT(&quot;{&quot;;[.B2];&quot;,&quot;;[.C2];&quot;,&quot;;[.D2];&quot;,&quot;;[.E2];&quot;,&quot;;[.F2];&quot;,&quot;;[.G2];&quot;,&quot;;[.H2];&quot;,&quot;;[.I2];&quot;,&quot;;[.J2];&quot;,&quot;;[.K2];&quot;,&quot;;[.L2];&quot;,&quot;;[.M2];&quot;,&quot;;[.N2];&quot;,&quot;;[.O2];&quot;,&quot;;[.P2];&quot;,&quot;;[.Q2];&quot;,&quot;;[.R2];&quot;,&quot;;[.S2];&quot;,&quot;;[.T2];&quot;}&quot;)" office:value-type="string" office:string-value="{-1,-1,-1,-1,-1,-1,-1,-1,-1,-1,-1,-1,-1,-1,-1,-1,-1,-1,-1}" calcext:value-type="string">
            <text:p>{-1,-1,-1,-1,-1,-1,-1,-1,-1,-1,-1,-1,-1,-1,-1,-1,-1,-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3];&quot;,&quot;;[.C3];&quot;,&quot;;[.D3];&quot;,&quot;;[.E3];&quot;,&quot;;[.F3];&quot;,&quot;;[.G3];&quot;,&quot;;[.H3];&quot;,&quot;;[.I3];&quot;,&quot;;[.J3];&quot;,&quot;;[.K3];&quot;,&quot;;[.L3];&quot;,&quot;;[.M3];&quot;,&quot;;[.N3];&quot;,&quot;;[.O3];&quot;,&quot;;[.P3];&quot;,&quot;;[.Q3];&quot;,&quot;;[.R3];&quot;,&quot;;[.S3];&quot;,&quot;;[.T3];&quot;}&quot;)" office:value-type="string" office:string-value="{-1,240,239,210,209,180,179,150,149,120,119,90,89,60,59,30,29,0,-1}" calcext:value-type="string">
            <text:p>{-1,240,239,210,209,180,179,150,149,120,119,90,89,60,59,30,29,0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4];&quot;,&quot;;[.C4];&quot;,&quot;;[.D4];&quot;,&quot;;[.E4];&quot;,&quot;;[.F4];&quot;,&quot;;[.G4];&quot;,&quot;;[.H4];&quot;,&quot;;[.I4];&quot;,&quot;;[.J4];&quot;,&quot;;[.K4];&quot;,&quot;;[.L4];&quot;,&quot;;[.M4];&quot;,&quot;;[.N4];&quot;,&quot;;[.O4];&quot;,&quot;;[.P4];&quot;,&quot;;[.Q4];&quot;,&quot;;[.R4];&quot;,&quot;;[.S4];&quot;,&quot;;[.T4];&quot;}&quot;)" office:value-type="string" office:string-value="{-1,241,238,211,208,181,178,151,148,121,118,91,88,61,58,31,28,1,-1}" calcext:value-type="string">
            <text:p>{-1,241,238,211,208,181,178,151,148,121,118,91,88,61,58,31,28,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5];&quot;,&quot;;[.C5];&quot;,&quot;;[.D5];&quot;,&quot;;[.E5];&quot;,&quot;;[.F5];&quot;,&quot;;[.G5];&quot;,&quot;;[.H5];&quot;,&quot;;[.I5];&quot;,&quot;;[.J5];&quot;,&quot;;[.K5];&quot;,&quot;;[.L5];&quot;,&quot;;[.M5];&quot;,&quot;;[.N5];&quot;,&quot;;[.O5];&quot;,&quot;;[.P5];&quot;,&quot;;[.Q5];&quot;,&quot;;[.R5];&quot;,&quot;;[.S5];&quot;,&quot;;[.T5];&quot;}&quot;)" office:value-type="string" office:string-value="{-1,242,237,212,207,182,177,152,147,122,117,92,87,62,57,32,27,2,-1}" calcext:value-type="string">
            <text:p>{-1,242,237,212,207,182,177,152,147,122,117,92,87,62,57,32,27,2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6];&quot;,&quot;;[.C6];&quot;,&quot;;[.D6];&quot;,&quot;;[.E6];&quot;,&quot;;[.F6];&quot;,&quot;;[.G6];&quot;,&quot;;[.H6];&quot;,&quot;;[.I6];&quot;,&quot;;[.J6];&quot;,&quot;;[.K6];&quot;,&quot;;[.L6];&quot;,&quot;;[.M6];&quot;,&quot;;[.N6];&quot;,&quot;;[.O6];&quot;,&quot;;[.P6];&quot;,&quot;;[.Q6];&quot;,&quot;;[.R6];&quot;,&quot;;[.S6];&quot;,&quot;;[.T6];&quot;}&quot;)" office:value-type="string" office:string-value="{-1,243,236,213,206,183,176,153,146,123,116,93,86,63,56,33,26,3,-1}" calcext:value-type="string">
            <text:p>{-1,243,236,213,206,183,176,153,146,123,116,93,86,63,56,33,26,3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7];&quot;,&quot;;[.C7];&quot;,&quot;;[.D7];&quot;,&quot;;[.E7];&quot;,&quot;;[.F7];&quot;,&quot;;[.G7];&quot;,&quot;;[.H7];&quot;,&quot;;[.I7];&quot;,&quot;;[.J7];&quot;,&quot;;[.K7];&quot;,&quot;;[.L7];&quot;,&quot;;[.M7];&quot;,&quot;;[.N7];&quot;,&quot;;[.O7];&quot;,&quot;;[.P7];&quot;,&quot;;[.Q7];&quot;,&quot;;[.R7];&quot;,&quot;;[.S7];&quot;,&quot;;[.T7];&quot;}&quot;)" office:value-type="string" office:string-value="{-1,244,235,214,205,184,175,154,145,124,115,94,85,64,55,34,25,4,-1}" calcext:value-type="string">
            <text:p>{-1,244,235,214,205,184,175,154,145,124,115,94,85,64,55,34,25,4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8];&quot;,&quot;;[.C8];&quot;,&quot;;[.D8];&quot;,&quot;;[.E8];&quot;,&quot;;[.F8];&quot;,&quot;;[.G8];&quot;,&quot;;[.H8];&quot;,&quot;;[.I8];&quot;,&quot;;[.J8];&quot;,&quot;;[.K8];&quot;,&quot;;[.L8];&quot;,&quot;;[.M8];&quot;,&quot;;[.N8];&quot;,&quot;;[.O8];&quot;,&quot;;[.P8];&quot;,&quot;;[.Q8];&quot;,&quot;;[.R8];&quot;,&quot;;[.S8];&quot;,&quot;;[.T8];&quot;}&quot;)" office:value-type="string" office:string-value="{-1,245,234,215,204,185,174,155,144,125,114,95,84,65,54,35,24,5,-1}" calcext:value-type="string">
            <text:p>{-1,245,234,215,204,185,174,155,144,125,114,95,84,65,54,35,24,5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9];&quot;,&quot;;[.C9];&quot;,&quot;;[.D9];&quot;,&quot;;[.E9];&quot;,&quot;;[.F9];&quot;,&quot;;[.G9];&quot;,&quot;;[.H9];&quot;,&quot;;[.I9];&quot;,&quot;;[.J9];&quot;,&quot;;[.K9];&quot;,&quot;;[.L9];&quot;,&quot;;[.M9];&quot;,&quot;;[.N9];&quot;,&quot;;[.O9];&quot;,&quot;;[.P9];&quot;,&quot;;[.Q9];&quot;,&quot;;[.R9];&quot;,&quot;;[.S9];&quot;,&quot;;[.T9];&quot;}&quot;)" office:value-type="string" office:string-value="{-1,246,233,216,203,186,173,156,143,126,113,96,83,66,53,36,23,6,-1}" calcext:value-type="string">
            <text:p>{-1,246,233,216,203,186,173,156,143,126,113,96,83,66,53,36,23,6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0];&quot;,&quot;;[.C10];&quot;,&quot;;[.D10];&quot;,&quot;;[.E10];&quot;,&quot;;[.F10];&quot;,&quot;;[.G10];&quot;,&quot;;[.H10];&quot;,&quot;;[.I10];&quot;,&quot;;[.J10];&quot;,&quot;;[.K10];&quot;,&quot;;[.L10];&quot;,&quot;;[.M10];&quot;,&quot;;[.N10];&quot;,&quot;;[.O10];&quot;,&quot;;[.P10];&quot;,&quot;;[.Q10];&quot;,&quot;;[.R10];&quot;,&quot;;[.S10];&quot;,&quot;;[.T10];&quot;}&quot;)" office:value-type="string" office:string-value="{-1,247,232,217,202,187,172,157,142,127,112,97,82,67,52,37,22,7,-1}" calcext:value-type="string">
            <text:p>{-1,247,232,217,202,187,172,157,142,127,112,97,82,67,52,37,22,7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1];&quot;,&quot;;[.C11];&quot;,&quot;;[.D11];&quot;,&quot;;[.E11];&quot;,&quot;;[.F11];&quot;,&quot;;[.G11];&quot;,&quot;;[.H11];&quot;,&quot;;[.I11];&quot;,&quot;;[.J11];&quot;,&quot;;[.K11];&quot;,&quot;;[.L11];&quot;,&quot;;[.M11];&quot;,&quot;;[.N11];&quot;,&quot;;[.O11];&quot;,&quot;;[.P11];&quot;,&quot;;[.Q11];&quot;,&quot;;[.R11];&quot;,&quot;;[.S11];&quot;,&quot;;[.T11];&quot;}&quot;)" office:value-type="string" office:string-value="{-1,248,231,218,201,188,171,158,141,128,111,98,81,68,51,38,21,8,-1}" calcext:value-type="string">
            <text:p>{-1,248,231,218,201,188,171,158,141,128,111,98,81,68,51,38,21,8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2];&quot;,&quot;;[.C12];&quot;,&quot;;[.D12];&quot;,&quot;;[.E12];&quot;,&quot;;[.F12];&quot;,&quot;;[.G12];&quot;,&quot;;[.H12];&quot;,&quot;;[.I12];&quot;,&quot;;[.J12];&quot;,&quot;;[.K12];&quot;,&quot;;[.L12];&quot;,&quot;;[.M12];&quot;,&quot;;[.N12];&quot;,&quot;;[.O12];&quot;,&quot;;[.P12];&quot;,&quot;;[.Q12];&quot;,&quot;;[.R12];&quot;,&quot;;[.S12];&quot;,&quot;;[.T12];&quot;}&quot;)" office:value-type="string" office:string-value="{-1,249,230,219,200,189,170,159,140,129,110,99,80,69,50,39,20,9,-1}" calcext:value-type="string">
            <text:p>{-1,249,230,219,200,189,170,159,140,129,110,99,80,69,50,39,20,9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3];&quot;,&quot;;[.C13];&quot;,&quot;;[.D13];&quot;,&quot;;[.E13];&quot;,&quot;;[.F13];&quot;,&quot;;[.G13];&quot;,&quot;;[.H13];&quot;,&quot;;[.I13];&quot;,&quot;;[.J13];&quot;,&quot;;[.K13];&quot;,&quot;;[.L13];&quot;,&quot;;[.M13];&quot;,&quot;;[.N13];&quot;,&quot;;[.O13];&quot;,&quot;;[.P13];&quot;,&quot;;[.Q13];&quot;,&quot;;[.R13];&quot;,&quot;;[.S13];&quot;,&quot;;[.T13];&quot;}&quot;)" office:value-type="string" office:string-value="{-1,250,229,220,199,190,169,160,139,130,109,100,79,70,49,40,19,10,-1}" calcext:value-type="string">
            <text:p>{-1,250,229,220,199,190,169,160,139,130,109,100,79,70,49,40,19,10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4];&quot;,&quot;;[.C14];&quot;,&quot;;[.D14];&quot;,&quot;;[.E14];&quot;,&quot;;[.F14];&quot;,&quot;;[.G14];&quot;,&quot;;[.H14];&quot;,&quot;;[.I14];&quot;,&quot;;[.J14];&quot;,&quot;;[.K14];&quot;,&quot;;[.L14];&quot;,&quot;;[.M14];&quot;,&quot;;[.N14];&quot;,&quot;;[.O14];&quot;,&quot;;[.P14];&quot;,&quot;;[.Q14];&quot;,&quot;;[.R14];&quot;,&quot;;[.S14];&quot;,&quot;;[.T14];&quot;}&quot;)" office:value-type="string" office:string-value="{-1,251,228,221,198,191,168,161,138,131,108,101,78,71,48,41,18,11,-1}" calcext:value-type="string">
            <text:p>{-1,251,228,221,198,191,168,161,138,131,108,101,78,71,48,41,18,1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5];&quot;,&quot;;[.C15];&quot;,&quot;;[.D15];&quot;,&quot;;[.E15];&quot;,&quot;;[.F15];&quot;,&quot;;[.G15];&quot;,&quot;;[.H15];&quot;,&quot;;[.I15];&quot;,&quot;;[.J15];&quot;,&quot;;[.K15];&quot;,&quot;;[.L15];&quot;,&quot;;[.M15];&quot;,&quot;;[.N15];&quot;,&quot;;[.O15];&quot;,&quot;;[.P15];&quot;,&quot;;[.Q15];&quot;,&quot;;[.R15];&quot;,&quot;;[.S15];&quot;,&quot;;[.T15];&quot;}&quot;)" office:value-type="string" office:string-value="{-1,252,227,222,197,192,167,162,137,132,107,102,77,72,47,42,17,12,-1}" calcext:value-type="string">
            <text:p>{-1,252,227,222,197,192,167,162,137,132,107,102,77,72,47,42,17,12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6];&quot;,&quot;;[.C16];&quot;,&quot;;[.D16];&quot;,&quot;;[.E16];&quot;,&quot;;[.F16];&quot;,&quot;;[.G16];&quot;,&quot;;[.H16];&quot;,&quot;;[.I16];&quot;,&quot;;[.J16];&quot;,&quot;;[.K16];&quot;,&quot;;[.L16];&quot;,&quot;;[.M16];&quot;,&quot;;[.N16];&quot;,&quot;;[.O16];&quot;,&quot;;[.P16];&quot;,&quot;;[.Q16];&quot;,&quot;;[.R16];&quot;,&quot;;[.S16];&quot;,&quot;;[.T16];&quot;}&quot;)" office:value-type="string" office:string-value="{-1,253,226,223,196,193,166,163,136,133,106,103,76,73,46,43,16,13,-1}" calcext:value-type="string">
            <text:p>{-1,253,226,223,196,193,166,163,136,133,106,103,76,73,46,43,16,13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7];&quot;,&quot;;[.C17];&quot;,&quot;;[.D17];&quot;,&quot;;[.E17];&quot;,&quot;;[.F17];&quot;,&quot;;[.G17];&quot;,&quot;;[.H17];&quot;,&quot;;[.I17];&quot;,&quot;;[.J17];&quot;,&quot;;[.K17];&quot;,&quot;;[.L17];&quot;,&quot;;[.M17];&quot;,&quot;;[.N17];&quot;,&quot;;[.O17];&quot;,&quot;;[.P17];&quot;,&quot;;[.Q17];&quot;,&quot;;[.R17];&quot;,&quot;;[.S17];&quot;,&quot;;[.T17];&quot;}&quot;)" office:value-type="string" office:string-value="{-1,254,225,224,195,194,165,164,135,134,105,104,75,74,45,44,15,14,-1}" calcext:value-type="string">
            <text:p>{-1,254,225,224,195,194,165,164,135,134,105,104,75,74,45,44,15,14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19" table:style-name="ce2" office:value-type="float" office:value="-1" calcext:value-type="float">
            <text:p>-1</text:p>
          </table:table-cell>
          <table:table-cell/>
          <table:table-cell table:formula="of:=COM.MICROSOFT.CONCAT(&quot;{&quot;;[.B18];&quot;,&quot;;[.C18];&quot;,&quot;;[.D18];&quot;,&quot;;[.E18];&quot;,&quot;;[.F18];&quot;,&quot;;[.G18];&quot;,&quot;;[.H18];&quot;,&quot;;[.I18];&quot;,&quot;;[.J18];&quot;,&quot;;[.K18];&quot;,&quot;;[.L18];&quot;,&quot;;[.M18];&quot;,&quot;;[.N18];&quot;,&quot;;[.O18];&quot;,&quot;;[.P18];&quot;,&quot;;[.Q18];&quot;,&quot;;[.R18];&quot;,&quot;;[.S18];&quot;,&quot;;[.T18];&quot;}&quot;)" office:value-type="string" office:string-value="{-1,-1,-1,-1,-1,-1,-1,-1,-1,-1,-1,-1,-1,-1,-1,-1,-1,-1,-1}" calcext:value-type="string">
            <text:p>{-1,-1,-1,-1,-1,-1,-1,-1,-1,-1,-1,-1,-1,-1,-1,-1,-1,-1,-1}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" table:formula="of:=COM.MICROSOFT.CONCAT(&quot;{&quot;;[.V2:.W18];&quot;}&quot;)" office:value-type="string" office:string-value="{{-1,-1,-1,-1,-1,-1,-1,-1,-1,-1,-1,-1,-1,-1,-1,-1,-1,-1,-1},{-1,240,239,210,209,180,179,150,149,120,119,90,89,60,59,30,29,0,-1},{-1,241,238,211,208,181,178,151,148,121,118,91,88,61,58,31,28,1,-1},{-1,242,237,212,207,182,177,152,147,122,117,92,87,62,57,32,27,2,-1},{-1,243,236,213,206,183,176,153,146,123,116,93,86,63,56,33,26,3,-1},{-1,244,235,214,205,184,175,154,145,124,115,94,85,64,55,34,25,4,-1},{-1,245,234,215,204,185,174,155,144,125,114,95,84,65,54,35,24,5,-1},{-1,246,233,216,203,186,173,156,143,126,113,96,83,66,53,36,23,6,-1},{-1,247,232,217,202,187,172,157,142,127,112,97,82,67,52,37,22,7,-1},{-1,248,231,218,201,188,171,158,141,128,111,98,81,68,51,38,21,8,-1},{-1,249,230,219,200,189,170,159,140,129,110,99,80,69,50,39,20,9,-1},{-1,250,229,220,199,190,169,160,139,130,109,100,79,70,49,40,19,10,-1},{-1,251,228,221,198,191,168,161,138,131,108,101,78,71,48,41,18,11,-1},{-1,252,227,222,197,192,167,162,137,132,107,102,77,72,47,42,17,12,-1},{-1,253,226,223,196,193,166,163,136,133,106,103,76,73,46,43,16,13,-1},{-1,254,225,224,195,194,165,164,135,134,105,104,75,74,45,44,15,14,-1},{-1,-1,-1,-1,-1,-1,-1,-1,-1,-1,-1,-1,-1,-1,-1,-1,-1,-1,-1}}" calcext:value-type="string">
            <text:p>{{-1,-1,-1,-1,-1,-1,-1,-1,-1,-1,-1,-1,-1,-1,-1,-1,-1,-1,-1},{-1,240,239,210,209,180,179,150,149,120,119,90,89,60,59,30,29,0,-1},{-1,241,238,211,208,181,178,151,148,121,118,91,88,61,58,31,28,1,-1},{-1,242,237,212,207,182,177,152,147,122,117,92,87,62,57,32,27,2,-1},{-1,243,236,213,206,183,176,153,146,123,116,93,86,63,56,33,26,3,-1},{-1,244,235,214,205,184,175,154,145,124,115,94,85,64,55,34,25,4,-1},{-1,245,234,215,204,185,174,155,144,125,114,95,84,65,54,35,24,5,-1},{-1,246,233,216,203,186,173,156,143,126,113,96,83,66,53,36,23,6,-1},{-1,247,232,217,202,187,172,157,142,127,112,97,82,67,52,37,22,7,-1},{-1,248,231,218,201,188,171,158,141,128,111,98,81,68,51,38,21,8,-1},{-1,249,230,219,200,189,170,159,140,129,110,99,80,69,50,39,20,9,-1},{-1,250,229,220,199,190,169,160,139,130,109,100,79,70,49,40,19,10,-1},{-1,251,228,221,198,191,168,161,138,131,108,101,78,71,48,41,18,11,-1},{-1,252,227,222,197,192,167,162,137,132,107,102,77,72,47,42,17,12,-1},{-1,253,226,223,196,193,166,163,136,133,106,103,76,73,46,43,16,13,-1},{-1,254,225,224,195,194,165,164,135,134,105,104,75,74,45,44,15,14,-1},{-1,-1,-1,-1,-1,-1,-1,-1,-1,-1,-1,-1,-1,-1,-1,-1,-1,-1,-1}}</text:p>
          </table:table-cell>
          <table:table-cell table:number-columns-repeated="100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 style:data-style-name="N2" text:time-value="12:55:48.8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2-23T13:06:14.989000000</dc:date>
    <meta:editing-duration>PT10M25S</meta:editing-duration>
    <meta:editing-cycles>4</meta:editing-cycles>
    <meta:document-statistic meta:table-count="1" meta:cell-count="393" meta:object-count="0"/>
  </office:meta>
</office:document-meta>
</file>